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33cm"/>
    </style:style>
    <style:style style:name="co5" style:family="table-column">
      <style:table-column-properties fo:break-before="auto" style:column-width="4.085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641cm"/>
    </style:style>
    <style:style style:name="co9" style:family="table-column">
      <style:table-column-properties fo:break-before="auto" style:column-width="2.925cm"/>
    </style:style>
    <style:style style:name="co10" style:family="table-column">
      <style:table-column-properties fo:break-before="auto" style:column-width="5.3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"/>
    <style:style style:name="ce3" style:family="table-cell" style:parent-style-name="Default" style:data-style-name="N81"/>
    <style:style style:name="ce4" style:family="table-cell" style:parent-style-name="Default">
      <style:table-cell-properties fo:border-bottom="none" fo:border-left="0.74pt ridge #000000" fo:border-right="none" fo:border-top="none"/>
    </style:style>
    <style:style style:name="ce9" style:family="table-cell" style:parent-style-name="Default" style:data-style-name="N118">
      <style:table-cell-properties fo:border-bottom="none" fo:border-left="0.74pt ridge #000000" fo:border-right="none" fo:border-top="none"/>
    </style:style>
    <style:style style:name="ce8" style:family="table-cell" style:parent-style-name="Default" style:data-style-name="N118">
      <style:table-cell-properties fo:border="none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none" fo:background-color="#d4ea6b" fo:border-left="0.74pt solid #000000" fo:border-right="none" fo:border-top="0.74pt solid #000000"/>
    </style:style>
    <style:style style:name="ce14" style:family="table-cell" style:parent-style-name="Default">
      <style:table-cell-properties fo:background-color="#d4ea6b" fo:border="0.74pt solid #000000"/>
    </style:style>
    <style:style style:name="ce15" style:family="table-cell" style:parent-style-name="Default">
      <style:table-cell-properties fo:background-color="#e8f2a1" fo:border="0.74pt solid #000000"/>
    </style:style>
    <style:style style:name="ce16" style:family="table-cell" style:parent-style-name="Default" style:data-style-name="N118">
      <style:table-cell-properties fo:background-color="#e8f2a1" fo:border="0.74pt solid #000000"/>
    </style:style>
    <style:style style:name="ce17" style:family="table-cell" style:parent-style-name="Default">
      <style:table-cell-properties fo:border-bottom="none" fo:background-color="#d4ea6b" fo:border-left="none" fo:border-right="none" fo:border-top="0.74pt solid #000000"/>
    </style:style>
    <style:style style:name="ce18" style:family="table-cell" style:parent-style-name="Default">
      <style:table-cell-properties fo:border-bottom="none" fo:background-color="#d4ea6b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ackground-color="#729fcf" fo:border-left="0.74pt solid #000000" fo:border-right="none" fo:border-top="0.74pt solid #000000"/>
    </style:style>
    <style:style style:name="ce20" style:family="table-cell" style:parent-style-name="Default">
      <style:table-cell-properties fo:background-color="#729fcf" fo:border="0.74pt solid #000000"/>
    </style:style>
    <style:style style:name="ce21" style:family="table-cell" style:parent-style-name="Default">
      <style:table-cell-properties fo:background-color="#b4c7dc" fo:border="0.74pt solid #000000"/>
    </style:style>
    <style:style style:name="ce22" style:family="table-cell" style:parent-style-name="Default" style:data-style-name="N118">
      <style:table-cell-properties fo:background-color="#b4c7dc" fo:border="0.74pt solid #000000"/>
    </style:style>
    <style:style style:name="ce23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24" style:family="table-cell" style:parent-style-name="Default">
      <style:table-cell-properties fo:border-bottom="none" fo:background-color="#729fcf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ackground-color="#ff7b59" fo:border-left="0.74pt solid #000000" fo:border-right="none" fo:border-top="0.74pt solid #000000"/>
    </style:style>
    <style:style style:name="ce26" style:family="table-cell" style:parent-style-name="Default">
      <style:table-cell-properties fo:background-color="#ff7b59" fo:border="0.74pt solid #000000"/>
    </style:style>
    <style:style style:name="ce27" style:family="table-cell" style:parent-style-name="Default">
      <style:table-cell-properties fo:background-color="#ffaa95" fo:border="0.74pt solid #000000"/>
    </style:style>
    <style:style style:name="ce28" style:family="table-cell" style:parent-style-name="Default" style:data-style-name="N118">
      <style:table-cell-properties fo:background-color="#ffaa95" fo:border="0.74pt solid #000000"/>
    </style:style>
    <style:style style:name="ce29" style:family="table-cell" style:parent-style-name="Default">
      <style:table-cell-properties fo:border-bottom="none" fo:background-color="#ff7b59" fo:border-left="none" fo:border-right="none" fo:border-top="0.74pt solid #000000"/>
    </style:style>
    <style:style style:name="ce30" style:family="table-cell" style:parent-style-name="Default">
      <style:table-cell-properties fo:border-bottom="none" fo:background-color="#ff7b59" fo:border-left="none" fo:border-right="0.74pt solid #000000" fo:border-top="0.74pt solid #000000"/>
    </style:style>
    <style:style style:name="ce31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32" style:family="table-cell" style:parent-style-name="Default" style:data-style-name="N118">
      <style:table-cell-properties fo:background-color="#81d41a" fo:border="0.74pt solid #000000"/>
    </style:style>
    <style:style style:name="ce33" style:family="table-cell" style:parent-style-name="Default" style:data-style-name="N118">
      <style:table-cell-properties fo:border="0.74pt solid #000000"/>
    </style:style>
    <style:style style:name="ce34" style:family="table-cell" style:parent-style-name="Default">
      <style:table-cell-properties fo:background-color="#dddddd" fo:border="0.74pt solid #000000"/>
      <style:text-properties fo:language="pl" fo:country="PL"/>
    </style:style>
    <style:style style:name="ce35" style:family="table-cell" style:parent-style-name="Default">
      <style:table-cell-properties fo:background-color="#81d41a" fo:border="0.74pt solid #000000"/>
    </style:style>
    <style:style style:name="ce36" style:family="table-cell" style:parent-style-name="Default" style:data-style-name="N118">
      <style:table-cell-properties fo:background-color="#ffffff" fo:border="0.74pt solid #000000"/>
    </style:style>
    <style:style style:name="ce37" style:family="table-cell" style:parent-style-name="Default" style:data-style-name="N118">
      <style:table-cell-properties fo:background-color="#eeeeee" fo:border="0.74pt solid #000000"/>
    </style:style>
    <style:style style:name="ce38" style:family="table-cell" style:parent-style-name="Default">
      <style:table-cell-properties fo:background-color="#b7b3ca" fo:border="0.74pt solid #000000"/>
    </style:style>
    <style:style style:name="ce39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40" style:family="table-cell" style:parent-style-name="Default">
      <style:table-cell-properties fo:background-color="#ffffff" fo:border="0.74pt solid #000000"/>
    </style:style>
    <style:style style:name="ce41" style:family="table-cell" style:parent-style-name="Default">
      <style:table-cell-properties fo:background-color="#eeeeee" fo:border="0.74pt solid #000000"/>
    </style:style>
    <style:style style:name="ce42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43" style:family="table-cell" style:parent-style-name="Default" style:data-style-name="N118">
      <style:table-cell-properties fo:background-color="#ffa6a6" fo:border="0.74pt solid #000000"/>
    </style:style>
    <style:style style:name="ce44" style:family="table-cell" style:parent-style-name="Default" style:data-style-name="N118">
      <style:table-cell-properties fo:background-color="#ff3838" fo:border="0.74pt solid #000000"/>
    </style:style>
    <style:style style:name="ce45" style:family="table-cell" style:parent-style-name="Default" style:data-style-name="N118">
      <style:table-cell-properties fo:background-color="#ffa6a6" fo:border="0.74pt solid #000000"/>
    </style:style>
    <style:style style:name="ce46" style:family="table-cell" style:parent-style-name="Default" style:data-style-name="N118">
      <style:table-cell-properties fo:background-color="#f10d0c" fo:border="0.74pt solid #000000"/>
    </style:style>
    <style:style style:name="ce47" style:family="table-cell" style:parent-style-name="Default" style:data-style-name="N118">
      <style:table-cell-properties fo:background-color="#ff3838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729cm" svg:height="11.117cm" svg:x="11.719cm" svg:y="5.943cm">
            <draw:object draw:notify-on-update-of-ranges="Sheet1.A18:Sheet1.A26 Sheet1.B17:Sheet1.B17 Sheet1.B18:Sheet1.B26 Sheet1.C18:Sheet1.C26 Sheet1.C18:Sheet1.C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21.729cm" svg:height="12.83cm" svg:x="43.376cm" svg:y="4.143cm">
            <draw:object draw:notify-on-update-of-ranges="Sheet1.M22:Sheet1.M24 Sheet1.N21:Sheet1.N21 Sheet1.N22:Sheet1.N24 Sheet1.O21:Sheet1.O21 Sheet1.O22:Sheet1.O24 Sheet1.P21:Sheet1.P21 Sheet1.P22:Sheet1.P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reproc recalculated always and variable file buffer</text:p>
          </table:table-cell>
          <table:table-cell table:style-name="ce2" table:number-columns-repeated="2"/>
          <table:table-cell table:number-columns-repeated="3"/>
          <table:table-cell office:value-type="string" calcext:value-type="string">
            <text:p>Preproc static and variable file buffer</text:p>
          </table:table-cell>
          <table:table-cell table:number-columns-repeated="5"/>
          <table:table-cell office:value-type="string" calcext:value-type="string">
            <text:p>Preproc static and static file buffer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  <table:table-cell table:style-name="ce4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  <table:table-cell table:style-name="ce4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style-name="ce2" office:value-type="string" calcext:value-type="string">
            <text:p>B/op 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allocs/op</text:p>
          </table:table-cell>
          <table:table-cell office:value-type="string" calcext:value-type="string">
            <text:p>stdev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risPrattFunction-8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 office:value-type="float" office:value="264638296" calcext:value-type="float">
            <text:p>2,65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8986" calcext:value-type="float">
            <text:p>1,9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30144309" calcext:value-type="float">
            <text:p>1,030144309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4233968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13.5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31020727" calcext:value-type="float">
            <text:p>0,931020727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3" office:value-type="float" office:value="16407024" calcext:value-type="float">
            <text:p>1,64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83057.5" calcext:value-type="float">
            <text:p>1,83E+05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urtMorisPrattFunction-8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3" office:value-type="float" office:value="264673224" calcext:value-type="float">
            <text:p>2,65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9009.5" calcext:value-type="float">
            <text:p>1,9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4182058" calcext:value-type="float">
            <text:p>1,04182058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4250968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12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26771223" calcext:value-type="float">
            <text:p>0,926771223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16398808" calcext:value-type="float">
            <text:p>1,64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83053.5" calcext:value-type="float">
            <text:p>1,83E+05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oyerMooreFunction-8</text:p>
          </table:table-cell>
          <table:table-cell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style-name="ce3" office:value-type="float" office:value="264250424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12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6107863935" calcext:value-type="float">
            <text:p>0,6107863935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 office:value-type="float" office:value="264251440" calcext:value-type="float">
            <text:p>2,64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93842" calcext:value-type="float">
            <text:p>1,9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536967501" calcext:value-type="float">
            <text:p>0,536967501</text:p>
          </table:table-cell>
          <table:table-cell table:style-name="ce2" office:value-type="percentage" office:value="0.04" calcext:value-type="percentage">
            <text:p>4,00%</text:p>
          </table:table-cell>
          <table:table-cell table:style-name="ce3" office:value-type="float" office:value="16400000" calcext:value-type="float">
            <text:p>1,64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83050" calcext:value-type="float">
            <text:p>1,83E+05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risPrattMainWord-8</text:p>
          </table:table-cell>
          <table:table-cell office:value-type="float" office:value="1.054" calcext:value-type="float">
            <text:p>1,054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 office:value-type="float" office:value="261383496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8943.5" calcext:value-type="float">
            <text:p>1,5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40320727" calcext:value-type="float">
            <text:p>1,040320727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1099596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35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19520242" calcext:value-type="float">
            <text:p>0,919520242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13196676" calcext:value-type="float">
            <text:p>1,32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42908.5" calcext:value-type="float">
            <text:p>1,43E+05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urtMorisPrattMainWord-8</text:p>
          </table:table-cell>
          <table:table-cell office:value-type="float" office:value="1.083" calcext:value-type="float">
            <text:p>1,083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3" office:value-type="float" office:value="261379240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8947" calcext:value-type="float">
            <text:p>1,59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1.0462150545" calcext:value-type="float">
            <text:p>1,0462150545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61109868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39.5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21641442" calcext:value-type="float">
            <text:p>0,921641442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13192152" calcext:value-type="float">
            <text:p>1,32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42904" calcext:value-type="float">
            <text:p>1,43E+05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oyerMooreMainWord-8</text:p>
          </table:table-cell>
          <table:table-cell office:value-type="float" office:value="1.419" calcext:value-type="float">
            <text:p>1,419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261149928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58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663481788" calcext:value-type="float">
            <text:p>0,663481788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261088820" calcext:value-type="float">
            <text:p>2,61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53758" calcext:value-type="float">
            <text:p>1,54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5851282445" calcext:value-type="float">
            <text:p>0,5851282445</text:p>
          </table:table-cell>
          <table:table-cell table:style-name="ce2" office:value-type="percentage" office:value="0.05" calcext:value-type="percentage">
            <text:p>5,00%</text:p>
          </table:table-cell>
          <table:table-cell table:style-name="ce3" office:value-type="float" office:value="13194184" calcext:value-type="float">
            <text:p>1,32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42905.5" calcext:value-type="float">
            <text:p>1,43E+05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risPrattWindowWord-8</text:p>
          </table:table-cell>
          <table:table-cell office:value-type="float" office:value="1.029" calcext:value-type="float">
            <text:p>1,029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 office:value-type="float" office:value="259491404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33189" calcext:value-type="float">
            <text:p>1,33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48649507" calcext:value-type="float">
            <text:p>0,948649507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259131728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7992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8930176485" calcext:value-type="float">
            <text:p>0,8930176485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 office:value-type="float" office:value="11304308" calcext:value-type="float">
            <text:p>1,13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17289.5" calcext:value-type="float">
            <text:p>1,17E+05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urtMorisPrattWindowWord-8</text:p>
          </table:table-cell>
          <table:table-cell office:value-type="float" office:value="1.035" calcext:value-type="float">
            <text:p>1,035</text:p>
          </table:table-cell>
          <table:table-cell table:style-name="ce2" office:value-type="percentage" office:value="0.04" calcext:value-type="percentage">
            <text:p>4,00%</text:p>
          </table:table-cell>
          <table:table-cell table:style-name="ce3" office:value-type="float" office:value="259502312" calcext:value-type="float">
            <text:p>2,60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33194.5" calcext:value-type="float">
            <text:p>1,33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9554378345" calcext:value-type="float">
            <text:p>0,9554378345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 office:value-type="float" office:value="259144932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7995.5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879356282" calcext:value-type="float">
            <text:p>0,879356282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11299904" calcext:value-type="float">
            <text:p>1,13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17287" calcext:value-type="float">
            <text:p>1,17E+05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oyerMooreWindowWord-8</text:p>
          </table:table-cell>
          <table:table-cell office:value-type="float" office:value="1.189" calcext:value-type="float">
            <text:p>1,189</text:p>
          </table:table-cell>
          <table:table-cell table:style-name="ce2" office:value-type="percentage" office:value="0.01" calcext:value-type="percentage">
            <text:p>1,00%</text:p>
          </table:table-cell>
          <table:table-cell table:style-name="ce3" office:value-type="float" office:value="259168976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7997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6132229035" calcext:value-type="float">
            <text:p>0,6132229035</text:p>
          </table:table-cell>
          <table:table-cell table:style-name="ce2" office:value-type="percentage" office:value="0.05" calcext:value-type="percentage">
            <text:p>5,00%</text:p>
          </table:table-cell>
          <table:table-cell table:style-name="ce3" office:value-type="float" office:value="259174304" calcext:value-type="float">
            <text:p>2,59E+08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28006.5" calcext:value-type="float">
            <text:p>1,28E+05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4" office:value-type="float" office:value="0.5223911285" calcext:value-type="float">
            <text:p>0,5223911285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3" office:value-type="float" office:value="11302120" calcext:value-type="float">
            <text:p>1,13E+07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3" office:value-type="float" office:value="117289.5" calcext:value-type="float">
            <text:p>1,17E+05</text:p>
          </table:table-cell>
          <table:table-cell table:style-name="ce2" office:value-type="percentage" office:value="0" calcext:value-type="percentage">
            <text:p>0,00%</text:p>
          </table:table-cell>
          <table:table-cell table:number-columns-repeated="24"/>
        </table:table-row>
        <table:table-row table:style-name="ro1" table:number-rows-repeated="3">
          <table:table-cell table:number-columns-repeated="43"/>
        </table:table-row>
        <table:table-row table:style-name="ro1">
          <table:table-cell office:value-type="string" calcext:value-type="string">
            <text:p>SPEED DIFFS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se/op</text:p>
          </table:table-cell>
          <table:table-cell table:style-name="ce2" office:value-type="string" calcext:value-type="string">
            <text:p>stdev</text:p>
          </table:table-cell>
          <table:table-cell table:style-name="ce2"/>
          <table:table-cell table:number-columns-repeated="39"/>
        </table:table-row>
        <table:table-row table:style-name="ro1">
          <table:table-cell office:value-type="string" calcext:value-type="string">
            <text:p>MorisPrattFunction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number-columns-repeated="36"/>
        </table:table-row>
        <table:table-row table:style-name="ro1">
          <table:table-cell office:value-type="string" calcext:value-type="string">
            <text:p>MorisPrattMain</text:p>
          </table:table-cell>
          <table:table-cell office:value-type="float" office:value="1.054" calcext:value-type="float">
            <text:p>1,054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2"/>
          <table:table-cell table:style-name="ce2" table:number-columns-repeated="2"/>
          <table:table-cell table:number-columns-repeated="33"/>
          <table:table-cell table:style-name="ce31" office:value-type="string" calcext:value-type="string">
            <text:p>Średnia dla każdej ilości znaków</text:p>
          </table:table-cell>
          <table:table-cell table:style-name="ce39"/>
          <table:table-cell table:style-name="ce42"/>
        </table:table-row>
        <table:table-row table:style-name="ro1">
          <table:table-cell office:value-type="string" calcext:value-type="string">
            <text:p>MorisPrattWindow</text:p>
          </table:table-cell>
          <table:table-cell office:value-type="float" office:value="1.029" calcext:value-type="float">
            <text:p>1,029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number-columns-repeated="21"/>
          <table:table-cell table:style-name="ce13"/>
          <table:table-cell table:style-name="ce17" office:value-type="string" calcext:value-type="string">
            <text:p>Moris Pratt</text:p>
          </table:table-cell>
          <table:table-cell table:style-name="ce18"/>
          <table:table-cell table:style-name="ce19"/>
          <table:table-cell table:style-name="ce23" office:value-type="string" calcext:value-type="string">
            <text:p>Kurt Moris Pratt</text:p>
          </table:table-cell>
          <table:table-cell table:style-name="ce24"/>
          <table:table-cell table:style-name="ce25"/>
          <table:table-cell table:style-name="ce29" office:value-type="string" calcext:value-type="string">
            <text:p>Boyer Moore</text:p>
          </table:table-cell>
          <table:table-cell table:style-name="ce30"/>
          <table:table-cell table:number-columns-repeated="3"/>
          <table:table-cell table:style-name="ce15" office:value-type="string" calcext:value-type="string">
            <text:p>Moris Pratt</text:p>
          </table:table-cell>
          <table:table-cell table:style-name="ce20" office:value-type="string" calcext:value-type="string">
            <text:p>Kurt Moris Pratt</text:p>
          </table:table-cell>
          <table:table-cell table:style-name="ce26" office:value-type="string" calcext:value-type="string">
            <text:p>Boyer Moore</text:p>
          </table:table-cell>
        </table:table-row>
        <table:table-row table:style-name="ro1">
          <table:table-cell office:value-type="string" calcext:value-type="string">
            <text:p>KurtMorisPrattFunction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1" calcext:value-type="percentage">
            <text:p>10,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office:value-type="string" calcext:value-type="string">
            <text:p>Długość słowa</text:p>
          </table:table-cell>
          <table:table-cell office:value-type="string" calcext:value-type="string">
            <text:p>MorisPratt</text:p>
          </table:table-cell>
          <table:table-cell office:value-type="string" calcext:value-type="string">
            <text:p>KurtMorisPratt</text:p>
          </table:table-cell>
          <table:table-cell office:value-type="string" calcext:value-type="string">
            <text:p>BoyerMoore</text:p>
          </table:table-cell>
          <table:table-cell table:number-columns-repeated="1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/>
          <table:table-cell table:style-name="ce12" office:value-type="string" calcext:value-type="string">
            <text:p>bez bufora</text:p>
          </table:table-cell>
          <table:table-cell table:style-name="ce32" table:formula="of:=AVERAGE([.AC22:.AE22])" office:value-type="float" office:value="1.05233333333333" calcext:value-type="float">
            <text:p>1,052</text:p>
          </table:table-cell>
          <table:table-cell table:style-name="ce33" table:formula="of:=AVERAGE([.AF22:.AH22])" office:value-type="float" office:value="1.064" calcext:value-type="float">
            <text:p>1,064</text:p>
          </table:table-cell>
          <table:table-cell table:style-name="ce33" table:formula="of:=AVERAGE([.AI22:.AK22])" office:value-type="float" office:value="1.25166666666667" calcext:value-type="float">
            <text:p>1,252</text:p>
          </table:table-cell>
        </table:table-row>
        <table:table-row table:style-name="ro1">
          <table:table-cell office:value-type="string" calcext:value-type="string">
            <text:p>KurtMorisPrattMain</text:p>
          </table:table-cell>
          <table:table-cell office:value-type="float" office:value="1.083" calcext:value-type="float">
            <text:p>1,083</text:p>
          </table:table-cell>
          <table:table-cell table:style-name="ce2" office:value-type="percentage" office:value="0.1" calcext:value-type="percentage">
            <text:p>10,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1.054" calcext:value-type="float">
            <text:p>1,054</text:p>
          </table:table-cell>
          <table:table-cell office:value-type="float" office:value="1.083" calcext:value-type="float">
            <text:p>1,083</text:p>
          </table:table-cell>
          <table:table-cell office:value-type="float" office:value="1.419" calcext:value-type="float">
            <text:p>1,419</text:p>
          </table:table-cell>
          <table:table-cell table:number-columns-repeated="11"/>
          <table:table-cell table:style-name="ce12" office:value-type="string" calcext:value-type="string">
            <text:p>bez bufora</text:p>
          </table:table-cell>
          <table:table-cell table:style-name="ce15" office:value-type="float" office:value="1.054" calcext:value-type="float">
            <text:p>1,054</text:p>
          </table:table-cell>
          <table:table-cell table:style-name="ce15" office:value-type="float" office:value="1.029" calcext:value-type="float">
            <text:p>1,029</text:p>
          </table:table-cell>
          <table:table-cell table:style-name="ce15" office:value-type="float" office:value="1.074" calcext:value-type="float">
            <text:p>1,074</text:p>
          </table:table-cell>
          <table:table-cell table:style-name="ce21" office:value-type="float" office:value="1.083" calcext:value-type="float">
            <text:p>1,083</text:p>
          </table:table-cell>
          <table:table-cell table:style-name="ce21" office:value-type="float" office:value="1.035" calcext:value-type="float">
            <text:p>1,035</text:p>
          </table:table-cell>
          <table:table-cell table:style-name="ce21" office:value-type="float" office:value="1.074" calcext:value-type="float">
            <text:p>1,074</text:p>
          </table:table-cell>
          <table:table-cell table:style-name="ce27" office:value-type="float" office:value="1.419" calcext:value-type="float">
            <text:p>1,419</text:p>
          </table:table-cell>
          <table:table-cell table:style-name="ce27" office:value-type="float" office:value="1.189" calcext:value-type="float">
            <text:p>1,189</text:p>
          </table:table-cell>
          <table:table-cell table:style-name="ce27" office:value-type="float" office:value="1.147" calcext:value-type="float">
            <text:p>1,147</text:p>
          </table:table-cell>
          <table:table-cell table:number-columns-repeated="2"/>
          <table:table-cell table:style-name="ce12" office:value-type="string" calcext:value-type="string">
            <text:p>BWP dla BM</text:p>
          </table:table-cell>
          <table:table-cell table:style-name="ce33" table:formula="of:=AVERAGE([.AC23:.AE23])" office:value-type="float" office:value="1.00637151433333" calcext:value-type="float">
            <text:p>1,006</text:p>
          </table:table-cell>
          <table:table-cell table:style-name="ce33" table:formula="of:=AVERAGE([.AF23:.AH23])" office:value-type="float" office:value="1.01449115633333" calcext:value-type="float">
            <text:p>1,014</text:p>
          </table:table-cell>
          <table:table-cell table:style-name="ce43" table:formula="of:=AVERAGE([.AI23:.AK23])" office:value-type="float" office:value="0.629163695" calcext:value-type="float">
            <text:p>0,629</text:p>
          </table:table-cell>
        </table:table-row>
        <table:table-row table:style-name="ro1">
          <table:table-cell office:value-type="string" calcext:value-type="string">
            <text:p>KurtMorisPrattWindow</text:p>
          </table:table-cell>
          <table:table-cell office:value-type="float" office:value="1.035" calcext:value-type="float">
            <text:p>1,035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1.029" calcext:value-type="float">
            <text:p>1,029</text:p>
          </table:table-cell>
          <table:table-cell office:value-type="float" office:value="1.035" calcext:value-type="float">
            <text:p>1,035</text:p>
          </table:table-cell>
          <table:table-cell office:value-type="float" office:value="1.189" calcext:value-type="float">
            <text:p>1,189</text:p>
          </table:table-cell>
          <table:table-cell table:number-columns-repeated="11"/>
          <table:table-cell table:style-name="ce12" office:value-type="string" calcext:value-type="string">
            <text:p>BWP dla BM</text:p>
          </table:table-cell>
          <table:table-cell table:style-name="ce16" office:value-type="float" office:value="1.040320727" calcext:value-type="float">
            <text:p>1,040</text:p>
          </table:table-cell>
          <table:table-cell table:style-name="ce16" office:value-type="float" office:value="0.948649507" calcext:value-type="float">
            <text:p>0,949</text:p>
          </table:table-cell>
          <table:table-cell table:style-name="ce16" office:value-type="float" office:value="1.030144309" calcext:value-type="float">
            <text:p>1,030</text:p>
          </table:table-cell>
          <table:table-cell table:style-name="ce22" office:value-type="float" office:value="1.0462150545" calcext:value-type="float">
            <text:p>1,046</text:p>
          </table:table-cell>
          <table:table-cell table:style-name="ce22" office:value-type="float" office:value="0.9554378345" calcext:value-type="float">
            <text:p>0,955</text:p>
          </table:table-cell>
          <table:table-cell table:style-name="ce22" office:value-type="float" office:value="1.04182058" calcext:value-type="float">
            <text:p>1,042</text:p>
          </table:table-cell>
          <table:table-cell table:style-name="ce28" office:value-type="float" office:value="0.663481788" calcext:value-type="float">
            <text:p>0,663</text:p>
          </table:table-cell>
          <table:table-cell table:style-name="ce28" office:value-type="float" office:value="0.6132229035" calcext:value-type="float">
            <text:p>0,613</text:p>
          </table:table-cell>
          <table:table-cell table:style-name="ce28" office:value-type="float" office:value="0.6107863935" calcext:value-type="float">
            <text:p>0,611</text:p>
          </table:table-cell>
          <table:table-cell table:number-columns-repeated="2"/>
          <table:table-cell table:style-name="ce12" office:value-type="string" calcext:value-type="string">
            <text:p>BWP oraz bufor pliku</text:p>
          </table:table-cell>
          <table:table-cell table:style-name="ce33" table:formula="of:=AVERAGE([.AC24:.AE24])" office:value-type="float" office:value="0.914519539166667" calcext:value-type="float">
            <text:p>0,915</text:p>
          </table:table-cell>
          <table:table-cell table:style-name="ce33" table:formula="of:=AVERAGE([.AF24:.AH24])" office:value-type="float" office:value="0.909256315666667" calcext:value-type="float">
            <text:p>0,909</text:p>
          </table:table-cell>
          <table:table-cell table:style-name="ce44" table:formula="of:=AVERAGE([.AI24:.AK24])" office:value-type="float" office:value="0.548162291333333" calcext:value-type="float">
            <text:p>0,548</text:p>
          </table:table-cell>
        </table:table-row>
        <table:table-row table:style-name="ro1">
          <table:table-cell office:value-type="string" calcext:value-type="string">
            <text:p>BoyerMooreFunction</text:p>
          </table:table-cell>
          <table:table-cell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office:value-type="float" office:value="8" calcext:value-type="float">
            <text:p>8</text:p>
          </table:table-cell>
          <table:table-cell table:number-columns-repeated="2" office:value-type="float" office:value="1.074" calcext:value-type="float">
            <text:p>1,074</text:p>
          </table:table-cell>
          <table:table-cell office:value-type="float" office:value="1.147" calcext:value-type="float">
            <text:p>1,147</text:p>
          </table:table-cell>
          <table:table-cell table:number-columns-repeated="11"/>
          <table:table-cell table:style-name="ce12" office:value-type="string" calcext:value-type="string">
            <text:p>BWP oraz bufor pliku</text:p>
          </table:table-cell>
          <table:table-cell table:style-name="ce16" office:value-type="float" office:value="0.919520242" calcext:value-type="float">
            <text:p>0,920</text:p>
          </table:table-cell>
          <table:table-cell table:style-name="ce16" office:value-type="float" office:value="0.8930176485" calcext:value-type="float">
            <text:p>0,893</text:p>
          </table:table-cell>
          <table:table-cell table:style-name="ce16" office:value-type="float" office:value="0.931020727" calcext:value-type="float">
            <text:p>0,931</text:p>
          </table:table-cell>
          <table:table-cell table:style-name="ce22" office:value-type="float" office:value="0.921641442" calcext:value-type="float">
            <text:p>0,922</text:p>
          </table:table-cell>
          <table:table-cell table:style-name="ce22" office:value-type="float" office:value="0.879356282" calcext:value-type="float">
            <text:p>0,879</text:p>
          </table:table-cell>
          <table:table-cell table:style-name="ce22" office:value-type="float" office:value="0.926771223" calcext:value-type="float">
            <text:p>0,927</text:p>
          </table:table-cell>
          <table:table-cell table:style-name="ce28" office:value-type="float" office:value="0.5851282445" calcext:value-type="float">
            <text:p>0,585</text:p>
          </table:table-cell>
          <table:table-cell table:style-name="ce28" office:value-type="float" office:value="0.5223911285" calcext:value-type="float">
            <text:p>0,522</text:p>
          </table:table-cell>
          <table:table-cell table:style-name="ce28" office:value-type="float" office:value="0.536967501" calcext:value-type="float">
            <text:p>0,5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yerMooreMain</text:p>
          </table:table-cell>
          <table:table-cell office:value-type="float" office:value="1.419" calcext:value-type="float">
            <text:p>1,419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31"/>
        </table:table-row>
        <table:table-row table:style-name="ro1">
          <table:table-cell office:value-type="string" calcext:value-type="string">
            <text:p>BoyerMooreWindow</text:p>
          </table:table-cell>
          <table:table-cell office:value-type="float" office:value="1.189" calcext:value-type="float">
            <text:p>1,189</text:p>
          </table:table-cell>
          <table:table-cell table:style-name="ce2" office:value-type="percentage" office:value="0.01" calcext:value-type="percentage">
            <text:p>1,00%</text:p>
          </table:table-cell>
          <table:table-cell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3"/>
          <table:table-cell table:style-name="ce2"/>
          <table:table-cell table:number-columns-repeated="5"/>
          <table:table-cell table:style-name="ce2"/>
          <table:table-cell table:number-columns-repeated="31"/>
        </table:table-row>
        <table:table-row table:style-name="ro1">
          <table:table-cell table:number-columns-repeated="4"/>
          <table:table-cell table:style-name="ce3"/>
          <table:table-cell table:style-name="ce2"/>
          <table:table-cell table:number-columns-repeated="3"/>
          <table:table-cell table:style-name="ce2"/>
          <table:table-cell table:style-name="ce3"/>
          <table:table-cell table:style-name="ce2"/>
          <table:table-cell table:number-columns-repeated="28"/>
          <table:table-cell table:style-name="ce34" office:value-type="string" calcext:value-type="string">
            <text:p>4 zna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name</text:p>
          </table:table-cell>
          <table:table-cell table:style-name="ce1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28"/>
          <table:table-cell table:style-name="ce15" office:value-type="string" calcext:value-type="string">
            <text:p>Moris Pratt</text:p>
          </table:table-cell>
          <table:table-cell table:style-name="ce20" office:value-type="string" calcext:value-type="string">
            <text:p>Kurt Moris Pratt</text:p>
          </table:table-cell>
          <table:table-cell table:style-name="ce26" office:value-type="string" calcext:value-type="string">
            <text:p>Boyer Moore</text:p>
          </table:table-cell>
        </table:table-row>
        <table:table-row table:style-name="ro1">
          <table:table-cell office:value-type="string" calcext:value-type="string">
            <text:p>MorisPrattFunction</text:p>
          </table:table-cell>
          <table:table-cell table:style-name="ce1" office:value-type="float" office:value="1.030144309" calcext:value-type="float">
            <text:p>1,030144309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27"/>
          <table:table-cell table:style-name="ce12" office:value-type="string" calcext:value-type="string">
            <text:p>bez bufora</text:p>
          </table:table-cell>
          <table:table-cell table:style-name="ce35" office:value-type="float" office:value="1.054" calcext:value-type="float">
            <text:p>1,054</text:p>
          </table:table-cell>
          <table:table-cell table:style-name="ce40" office:value-type="float" office:value="1.083" calcext:value-type="float">
            <text:p>1,083</text:p>
          </table:table-cell>
          <table:table-cell table:style-name="ce40" office:value-type="float" office:value="1.419" calcext:value-type="float">
            <text:p>1,419</text:p>
          </table:table-cell>
        </table:table-row>
        <table:table-row table:style-name="ro1">
          <table:table-cell office:value-type="string" calcext:value-type="string">
            <text:p>MorisPrattMain</text:p>
          </table:table-cell>
          <table:table-cell table:style-name="ce1" office:value-type="float" office:value="1.04182058" calcext:value-type="float">
            <text:p>1,04182058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table:number-columns-repeated="27"/>
          <table:table-cell table:style-name="ce12" office:value-type="string" calcext:value-type="string">
            <text:p>BWP dla BM</text:p>
          </table:table-cell>
          <table:table-cell table:style-name="ce36" office:value-type="float" office:value="1.040320727" calcext:value-type="float">
            <text:p>1,040</text:p>
          </table:table-cell>
          <table:table-cell table:style-name="ce36" office:value-type="float" office:value="1.0462150545" calcext:value-type="float">
            <text:p>1,046</text:p>
          </table:table-cell>
          <table:table-cell table:style-name="ce45" office:value-type="float" office:value="0.663481788" calcext:value-type="float">
            <text:p>0,663</text:p>
          </table:table-cell>
        </table:table-row>
        <table:table-row table:style-name="ro1">
          <table:table-cell office:value-type="string" calcext:value-type="string">
            <text:p>MorisPrattWindow</text:p>
          </table:table-cell>
          <table:table-cell table:style-name="ce1" office:value-type="float" office:value="0.6107863935" calcext:value-type="float">
            <text:p>0,6107863935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office:value-type="string" calcext:value-type="string">
            <text:p>Długość słowa</text:p>
          </table:table-cell>
          <table:table-cell office:value-type="string" calcext:value-type="string">
            <text:p>MorisPratt</text:p>
          </table:table-cell>
          <table:table-cell office:value-type="string" calcext:value-type="string">
            <text:p>KurtMorisPratt</text:p>
          </table:table-cell>
          <table:table-cell office:value-type="string" calcext:value-type="string">
            <text:p>BoyerMoore</text:p>
          </table:table-cell>
          <table:table-cell table:number-columns-repeated="23"/>
          <table:table-cell table:style-name="ce12" office:value-type="string" calcext:value-type="string">
            <text:p>BWP oraz bufor pliku</text:p>
          </table:table-cell>
          <table:table-cell table:style-name="ce36" office:value-type="float" office:value="0.919520242" calcext:value-type="float">
            <text:p>0,920</text:p>
          </table:table-cell>
          <table:table-cell table:style-name="ce36" office:value-type="float" office:value="0.921641442" calcext:value-type="float">
            <text:p>0,922</text:p>
          </table:table-cell>
          <table:table-cell table:style-name="ce46" office:value-type="float" office:value="0.5851282445" calcext:value-type="float">
            <text:p>0,585</text:p>
          </table:table-cell>
        </table:table-row>
        <table:table-row table:style-name="ro1">
          <table:table-cell office:value-type="string" calcext:value-type="string">
            <text:p>KurtMorisPrattFunction</text:p>
          </table:table-cell>
          <table:table-cell table:style-name="ce1" office:value-type="float" office:value="1.040320727" calcext:value-type="float">
            <text:p>1,040320727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office:value-type="float" office:value="4" calcext:value-type="float">
            <text:p>4</text:p>
          </table:table-cell>
          <table:table-cell table:style-name="ce9" office:value-type="float" office:value="1.040320727" calcext:value-type="float">
            <text:p>1,040</text:p>
          </table:table-cell>
          <table:table-cell table:style-name="ce9" office:value-type="float" office:value="1.0462150545" calcext:value-type="float">
            <text:p>1,046</text:p>
          </table:table-cell>
          <table:table-cell table:style-name="ce9" office:value-type="float" office:value="0.663481788" calcext:value-type="float">
            <text:p>0,66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urtMorisPrattMain</text:p>
          </table:table-cell>
          <table:table-cell table:style-name="ce1" office:value-type="float" office:value="1.0462150545" calcext:value-type="float">
            <text:p>1,0462150545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office:value-type="float" office:value="6" calcext:value-type="float">
            <text:p>6</text:p>
          </table:table-cell>
          <table:table-cell table:style-name="ce9" office:value-type="float" office:value="0.948649507" calcext:value-type="float">
            <text:p>0,949</text:p>
          </table:table-cell>
          <table:table-cell table:style-name="ce9" office:value-type="float" office:value="0.9554378345" calcext:value-type="float">
            <text:p>0,955</text:p>
          </table:table-cell>
          <table:table-cell table:style-name="ce9" office:value-type="float" office:value="0.6132229035" calcext:value-type="float">
            <text:p>0,613</text:p>
          </table:table-cell>
          <table:table-cell table:number-columns-repeated="24"/>
          <table:table-cell table:style-name="ce34" office:value-type="string" calcext:value-type="string">
            <text:p>6 znakó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tMorisPrattWindow</text:p>
          </table:table-cell>
          <table:table-cell table:style-name="ce1" office:value-type="float" office:value="0.663481788" calcext:value-type="float">
            <text:p>0,663481788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 office:value-type="float" office:value="8" calcext:value-type="float">
            <text:p>8</text:p>
          </table:table-cell>
          <table:table-cell table:style-name="ce9" office:value-type="float" office:value="1.030144309" calcext:value-type="float">
            <text:p>1,030</text:p>
          </table:table-cell>
          <table:table-cell table:style-name="ce9" office:value-type="float" office:value="1.04182058" calcext:value-type="float">
            <text:p>1,042</text:p>
          </table:table-cell>
          <table:table-cell table:style-name="ce9" office:value-type="float" office:value="0.6107863935" calcext:value-type="float">
            <text:p>0,611</text:p>
          </table:table-cell>
          <table:table-cell table:number-columns-repeated="24"/>
          <table:table-cell table:style-name="ce15" office:value-type="string" calcext:value-type="string">
            <text:p>Moris Pratt</text:p>
          </table:table-cell>
          <table:table-cell table:style-name="ce20" office:value-type="string" calcext:value-type="string">
            <text:p>Kurt Moris Pratt</text:p>
          </table:table-cell>
          <table:table-cell table:style-name="ce26" office:value-type="string" calcext:value-type="string">
            <text:p>Boyer Moore</text:p>
          </table:table-cell>
        </table:table-row>
        <table:table-row table:style-name="ro1">
          <table:table-cell office:value-type="string" calcext:value-type="string">
            <text:p>BoyerMooreFunction</text:p>
          </table:table-cell>
          <table:table-cell table:style-name="ce1" office:value-type="float" office:value="0.948649507" calcext:value-type="float">
            <text:p>0,948649507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6"/>
          <table:table-cell table:style-name="ce2"/>
          <table:table-cell table:style-name="ce3"/>
          <table:table-cell table:style-name="ce2"/>
          <table:table-cell/>
          <table:table-cell table:style-name="ce1" table:number-columns-repeated="3"/>
          <table:table-cell table:number-columns-repeated="23"/>
          <table:table-cell table:style-name="ce12" office:value-type="string" calcext:value-type="string">
            <text:p>bez bufora</text:p>
          </table:table-cell>
          <table:table-cell table:style-name="ce35" office:value-type="float" office:value="1.029" calcext:value-type="float">
            <text:p>1,029</text:p>
          </table:table-cell>
          <table:table-cell table:style-name="ce41" office:value-type="float" office:value="1.035" calcext:value-type="float">
            <text:p>1,035</text:p>
          </table:table-cell>
          <table:table-cell table:style-name="ce41" office:value-type="float" office:value="1.189" calcext:value-type="float">
            <text:p>1,189</text:p>
          </table:table-cell>
        </table:table-row>
        <table:table-row table:style-name="ro1">
          <table:table-cell office:value-type="string" calcext:value-type="string">
            <text:p>BoyerMooreMain</text:p>
          </table:table-cell>
          <table:table-cell table:style-name="ce1" office:value-type="float" office:value="0.9554378345" calcext:value-type="float">
            <text:p>0,9554378345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36"/>
          <table:table-cell table:style-name="ce12" office:value-type="string" calcext:value-type="string">
            <text:p>BWP dla BM</text:p>
          </table:table-cell>
          <table:table-cell table:style-name="ce37" office:value-type="float" office:value="0.948649507" calcext:value-type="float">
            <text:p>0,949</text:p>
          </table:table-cell>
          <table:table-cell table:style-name="ce37" office:value-type="float" office:value="0.9554378345" calcext:value-type="float">
            <text:p>0,955</text:p>
          </table:table-cell>
          <table:table-cell table:style-name="ce45" office:value-type="float" office:value="0.6132229035" calcext:value-type="float">
            <text:p>0,613</text:p>
          </table:table-cell>
        </table:table-row>
        <table:table-row table:style-name="ro1">
          <table:table-cell office:value-type="string" calcext:value-type="string">
            <text:p>BoyerMooreWindow</text:p>
          </table:table-cell>
          <table:table-cell table:style-name="ce1" office:value-type="float" office:value="0.6132229035" calcext:value-type="float">
            <text:p>0,6132229035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3"/>
          <table:table-cell>
            <draw:frame draw:z-index="5" draw:style-name="gr1" draw:text-style-name="P1" svg:width="21.734cm" svg:height="12.822cm" svg:x="1.421cm" svg:y="0.255cm">
              <draw:object draw:notify-on-update-of-ranges="Sheet1.M34:Sheet1.M36 Sheet1.N33:Sheet1.N33 Sheet1.N34:Sheet1.N36 Sheet1.O33:Sheet1.O33 Sheet1.O34:Sheet1.O36 Sheet1.P33:Sheet1.P33 Sheet1.P34:Sheet1.P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2"/>
          <table:table-cell table:style-name="ce12" office:value-type="string" calcext:value-type="string">
            <text:p>BWP oraz bufor pliku</text:p>
          </table:table-cell>
          <table:table-cell table:style-name="ce37" office:value-type="float" office:value="0.8930176485" calcext:value-type="float">
            <text:p>0,893</text:p>
          </table:table-cell>
          <table:table-cell table:style-name="ce37" office:value-type="float" office:value="0.879356282" calcext:value-type="float">
            <text:p>0,879</text:p>
          </table:table-cell>
          <table:table-cell table:style-name="ce46" office:value-type="float" office:value="0.5223911285" calcext:value-type="float">
            <text:p>0,522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number-columns-repeated="40"/>
          <table:table-cell table:style-name="ce34" office:value-type="string" calcext:value-type="string">
            <text:p>8 znaków</text:p>
          </table:table-cell>
          <table:table-cell table:number-columns-repeated="2"/>
        </table:table-row>
        <table:table-row table:style-name="ro1">
          <table:table-cell table:number-columns-repeated="40"/>
          <table:table-cell table:style-name="ce15" office:value-type="string" calcext:value-type="string">
            <text:p>Moris Pratt</text:p>
          </table:table-cell>
          <table:table-cell table:style-name="ce20" office:value-type="string" calcext:value-type="string">
            <text:p>Kurt Moris Pratt</text:p>
          </table:table-cell>
          <table:table-cell table:style-name="ce26" office:value-type="string" calcext:value-type="string">
            <text:p>Boyer Moore</text:p>
          </table:table-cell>
        </table:table-row>
        <table:table-row table:style-name="ro1">
          <table:table-cell table:number-columns-repeated="39"/>
          <table:table-cell table:style-name="ce12" office:value-type="string" calcext:value-type="string">
            <text:p>bez bufora</text:p>
          </table:table-cell>
          <table:table-cell table:number-columns-repeated="2" table:style-name="ce38" office:value-type="float" office:value="1.074" calcext:value-type="float">
            <text:p>1,074</text:p>
          </table:table-cell>
          <table:table-cell table:style-name="ce40" office:value-type="float" office:value="1.147" calcext:value-type="float">
            <text:p>1,147</text:p>
          </table:table-cell>
        </table:table-row>
        <table:table-row table:style-name="ro1">
          <table:table-cell table:number-columns-repeated="3"/>
          <table:table-cell>
            <draw:frame draw:z-index="1" draw:style-name="gr1" draw:text-style-name="P1" svg:width="19.853cm" svg:height="11.189cm" svg:x="1.351cm" svg:y="0.267cm">
              <draw:object draw:notify-on-update-of-ranges="Sheet1.A31:Sheet1.A39 Sheet1.B30:Sheet1.B30 Sheet1.B31:Sheet1.B39 Sheet1.C31:Sheet1.C39 Sheet1.C31:Sheet1.C3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5"/>
          <table:table-cell table:style-name="ce12" office:value-type="string" calcext:value-type="string">
            <text:p>BWP dla BM</text:p>
          </table:table-cell>
          <table:table-cell table:style-name="ce36" office:value-type="float" office:value="1.030144309" calcext:value-type="float">
            <text:p>1,030</text:p>
          </table:table-cell>
          <table:table-cell table:style-name="ce36" office:value-type="float" office:value="1.04182058" calcext:value-type="float">
            <text:p>1,042</text:p>
          </table:table-cell>
          <table:table-cell table:style-name="ce45" office:value-type="float" office:value="0.6107863935" calcext:value-type="float">
            <text:p>0,611</text:p>
          </table:table-cell>
        </table:table-row>
        <table:table-row table:style-name="ro1">
          <table:table-cell office:value-type="string" calcext:value-type="string">
            <text:p>Test name</text:p>
          </table:table-cell>
          <table:table-cell table:style-name="ce1"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number-columns-repeated="36"/>
          <table:table-cell table:style-name="ce12" office:value-type="string" calcext:value-type="string">
            <text:p>BWP oraz bufor pliku</text:p>
          </table:table-cell>
          <table:table-cell table:style-name="ce36" office:value-type="float" office:value="0.931020727" calcext:value-type="float">
            <text:p>0,931</text:p>
          </table:table-cell>
          <table:table-cell table:style-name="ce36" office:value-type="float" office:value="0.926771223" calcext:value-type="float">
            <text:p>0,927</text:p>
          </table:table-cell>
          <table:table-cell table:style-name="ce47" office:value-type="float" office:value="0.536967501" calcext:value-type="float">
            <text:p>0,537</text:p>
          </table:table-cell>
        </table:table-row>
        <table:table-row table:style-name="ro1">
          <table:table-cell office:value-type="string" calcext:value-type="string">
            <text:p>MorisPrattFunction</text:p>
          </table:table-cell>
          <table:table-cell table:style-name="ce1" office:value-type="float" office:value="0.931020727" calcext:value-type="float">
            <text:p>0,931020727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10"/>
          <table:table-cell table:style-name="ce8" table:number-columns-repeated="3"/>
          <table:table-cell table:number-columns-repeated="27"/>
        </table:table-row>
        <table:table-row table:style-name="ro1">
          <table:table-cell office:value-type="string" calcext:value-type="string">
            <text:p>MorisPrattMainWord</text:p>
          </table:table-cell>
          <table:table-cell table:style-name="ce1" office:value-type="float" office:value="0.926771223" calcext:value-type="float">
            <text:p>0,926771223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10"/>
          <table:table-cell table:style-name="ce8" table:number-columns-repeated="3"/>
          <table:table-cell table:number-columns-repeated="27"/>
        </table:table-row>
        <table:table-row table:style-name="ro1">
          <table:table-cell office:value-type="string" calcext:value-type="string">
            <text:p>MorisPrattWindowWord</text:p>
          </table:table-cell>
          <table:table-cell table:style-name="ce1" office:value-type="float" office:value="0.536967501" calcext:value-type="float">
            <text:p>0,536967501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10"/>
          <table:table-cell table:style-name="ce8" table:number-columns-repeated="3"/>
          <table:table-cell table:number-columns-repeated="27"/>
        </table:table-row>
        <table:table-row table:style-name="ro1">
          <table:table-cell office:value-type="string" calcext:value-type="string">
            <text:p>KurtMorisPrattFunction</text:p>
          </table:table-cell>
          <table:table-cell table:style-name="ce1" office:value-type="float" office:value="0.919520242" calcext:value-type="float">
            <text:p>0,919520242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10"/>
          <table:table-cell table:style-name="ce8" table:number-columns-repeated="3"/>
          <table:table-cell table:number-columns-repeated="27"/>
        </table:table-row>
        <table:table-row table:style-name="ro1">
          <table:table-cell office:value-type="string" calcext:value-type="string">
            <text:p>KurtMorisPrattMainWord</text:p>
          </table:table-cell>
          <table:table-cell table:style-name="ce1" office:value-type="float" office:value="0.921641442" calcext:value-type="float">
            <text:p>0,921641442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KurtMorisPrattWindowWord</text:p>
          </table:table-cell>
          <table:table-cell table:style-name="ce1" office:value-type="float" office:value="0.5851282445" calcext:value-type="float">
            <text:p>0,5851282445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BoyerMooreFunction</text:p>
          </table:table-cell>
          <table:table-cell table:style-name="ce1" office:value-type="float" office:value="0.8930176485" calcext:value-type="float">
            <text:p>0,8930176485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BoyerMooreMainWord</text:p>
          </table:table-cell>
          <table:table-cell table:style-name="ce1" office:value-type="float" office:value="0.879356282" calcext:value-type="float">
            <text:p>0,879356282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BoyerMooreWindowWord</text:p>
          </table:table-cell>
          <table:table-cell table:style-name="ce1" office:value-type="float" office:value="0.5223911285" calcext:value-type="float">
            <text:p>0,5223911285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40"/>
        </table:table-row>
        <table:table-row table:style-name="ro1" table:number-rows-repeated="13">
          <table:table-cell table:number-columns-repeated="43"/>
        </table:table-row>
        <table:table-row table:style-name="ro1">
          <table:table-cell table:number-columns-repeated="3"/>
          <table:table-cell>
            <draw:frame draw:z-index="2" draw:style-name="gr1" draw:text-style-name="P1" svg:width="19.968cm" svg:height="11.253cm" svg:x="1.294cm" svg:y="0.183cm">
              <draw:object draw:notify-on-update-of-ranges="Sheet1.A46:Sheet1.A54 Sheet1.B45:Sheet1.B45 Sheet1.B46:Sheet1.B54 Sheet1.C46:Sheet1.C54 Sheet1.C46:Sheet1.C5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  <table:table-cell>
            <draw:frame draw:z-index="6" draw:style-name="gr1" draw:text-style-name="P1" svg:width="21.559cm" svg:height="12.718cm" svg:x="1.458cm" svg:y="0.134cm">
              <draw:object draw:notify-on-update-of-ranges="Sheet1.M72:Sheet1.M74 Sheet1.N71:Sheet1.N71 Sheet1.N72:Sheet1.N74 Sheet1.O71:Sheet1.O71 Sheet1.O72:Sheet1.O74 Sheet1.P71:Sheet1.P71 Sheet1.P72:Sheet1.P7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6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13"/>
          <table:table-cell office:value-type="string" calcext:value-type="string">
            <text:p>MorisPratt</text:p>
          </table:table-cell>
          <table:table-cell office:value-type="string" calcext:value-type="string">
            <text:p>KurtMorisPratt</text:p>
          </table:table-cell>
          <table:table-cell office:value-type="string" calcext:value-type="string">
            <text:p>BoyerMoore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style-name="ce9" office:value-type="float" office:value="0.919520242" calcext:value-type="float">
            <text:p>0,920</text:p>
          </table:table-cell>
          <table:table-cell table:style-name="ce9" office:value-type="float" office:value="0.921641442" calcext:value-type="float">
            <text:p>0,922</text:p>
          </table:table-cell>
          <table:table-cell table:style-name="ce9" office:value-type="float" office:value="0.5851282445" calcext:value-type="float">
            <text:p>0,585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table:style-name="ce9" office:value-type="float" office:value="0.8930176485" calcext:value-type="float">
            <text:p>0,893</text:p>
          </table:table-cell>
          <table:table-cell table:style-name="ce9" office:value-type="float" office:value="0.879356282" calcext:value-type="float">
            <text:p>0,879</text:p>
          </table:table-cell>
          <table:table-cell table:style-name="ce9" office:value-type="float" office:value="0.5223911285" calcext:value-type="float">
            <text:p>0,522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table:style-name="ce9" office:value-type="float" office:value="0.931020727" calcext:value-type="float">
            <text:p>0,931</text:p>
          </table:table-cell>
          <table:table-cell table:style-name="ce9" office:value-type="float" office:value="0.926771223" calcext:value-type="float">
            <text:p>0,927</text:p>
          </table:table-cell>
          <table:table-cell table:style-name="ce9" office:value-type="float" office:value="0.536967501" calcext:value-type="float">
            <text:p>0,537</text:p>
          </table:table-cell>
          <table:table-cell table:number-columns-repeated="27"/>
        </table:table-row>
        <table:table-row table:style-name="ro1">
          <table:table-cell table:number-columns-repeated="13"/>
          <table:table-cell table:style-name="ce8" table:number-columns-repeated="3"/>
          <table:table-cell table:number-columns-repeated="27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28"/>
          <table:table-cell office:value-type="string" calcext:value-type="string">
            <text:p>scvs</text:p>
          </table:table-cell>
          <table:table-cell table:number-columns-repeated="14"/>
        </table:table-row>
        <table:table-row table:style-name="ro1" table:number-rows-repeated="19">
          <table:table-cell table:number-columns-repeated="43"/>
        </table:table-row>
        <table:table-row table:style-name="ro1">
          <table:table-cell office:value-type="string" calcext:value-type="string">
            <text:p>Poprawione z wyrzuconymi outlierami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Test name</text:p>
          </table:table-cell>
          <table:table-cell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MorisPrattFunction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MorisPrattMain</text:p>
          </table:table-cell>
          <table:table-cell office:value-type="float" office:value="1.054" calcext:value-type="float">
            <text:p>1,054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MorisPrattWindow</text:p>
          </table:table-cell>
          <table:table-cell office:value-type="float" office:value="1.029" calcext:value-type="float">
            <text:p>1,029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KurtMorisPrattFunction</text:p>
          </table:table-cell>
          <table:table-cell office:value-type="float" office:value="1.069" calcext:value-type="float">
            <text:p>1,069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KurtMorisPrattMain</text:p>
          </table:table-cell>
          <table:table-cell office:value-type="float" office:value="1.064" calcext:value-type="float">
            <text:p>1,064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KurtMorisPrattWindow</text:p>
          </table:table-cell>
          <table:table-cell office:value-type="float" office:value="1.035" calcext:value-type="float">
            <text:p>1,035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BoyerMooreFunction</text:p>
          </table:table-cell>
          <table:table-cell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BoyerMooreMain</text:p>
          </table:table-cell>
          <table:table-cell office:value-type="float" office:value="1.419" calcext:value-type="float">
            <text:p>1,419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BoyerMooreWindow</text:p>
          </table:table-cell>
          <table:table-cell office:value-type="float" office:value="1.189" calcext:value-type="float">
            <text:p>1,189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39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6"/>
          <table:table-cell>
            <draw:frame draw:z-index="3" draw:style-name="gr1" draw:text-style-name="P1" svg:width="23.048cm" svg:height="12.987cm" svg:x="0.018cm" svg:y="0cm">
              <draw:object draw:notify-on-update-of-ranges="Sheet1.B99:Sheet1.B107 Sheet1.C98:Sheet1.C98 Sheet1.C99:Sheet1.C107 Sheet1.D99:Sheet1.D107 Sheet1.D99:Sheet1.D10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36"/>
        </table:table-row>
        <table:table-row table:style-name="ro1" table:number-rows-repeated="30">
          <table:table-cell table:number-columns-repeated="43"/>
        </table:table-row>
        <table:table-row table:style-name="ro1">
          <table:table-cell table:number-columns-repeated="3"/>
          <table:table-cell table:style-name="ce2"/>
          <table:table-cell table:number-columns-repeated="39"/>
        </table:table-row>
        <table:table-row table:style-name="ro1">
          <table:table-cell office:value-type="string" calcext:value-type="string">
            <text:p>Test name</text:p>
          </table:table-cell>
          <table:table-cell office:value-type="string" calcext:value-type="string">
            <text:p>długość słowa</text:p>
          </table:table-cell>
          <table:table-cell office:value-type="string" calcext:value-type="string">
            <text:p>sec/op</text:p>
          </table:table-cell>
          <table:table-cell table:style-name="ce2" office:value-type="string" calcext:value-type="string">
            <text:p>stdev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isPrattMain</text:p>
          </table:table-cell>
          <table:table-cell office:value-type="float" office:value="4" calcext:value-type="float">
            <text:p>4</text:p>
          </table:table-cell>
          <table:table-cell office:value-type="float" office:value="1.054" calcext:value-type="float">
            <text:p>1,054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isPrattWindow</text:p>
          </table:table-cell>
          <table:table-cell office:value-type="float" office:value="7" calcext:value-type="float">
            <text:p>7</text:p>
          </table:table-cell>
          <table:table-cell office:value-type="float" office:value="1.029" calcext:value-type="float">
            <text:p>1,029</text:p>
          </table:table-cell>
          <table:table-cell table:style-name="ce2" office:value-type="percentage" office:value="0.02" calcext:value-type="percentage">
            <text:p>2,00%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isPrattFunction</text:p>
          </table:table-cell>
          <table:table-cell office:value-type="float" office:value="8" calcext:value-type="float">
            <text:p>8</text:p>
          </table:table-cell>
          <table:table-cell office:value-type="float" office:value="1.074" calcext:value-type="float">
            <text:p>1,074</text:p>
          </table:table-cell>
          <table:table-cell table:style-name="ce2" office:value-type="percentage" office:value="0.06" calcext:value-type="percentage">
            <text:p>6,00%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rtMorisPrattMain</text:p>
          </table:table-cell>
          <table:table-cell table:number-columns-repeated="2" office:value-type="float" office:value="1.083" calcext:value-type="float">
            <text:p>1,083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rtMorisPrattFunction</text:p>
          </table:table-cell>
          <table:table-cell table:number-columns-repeated="2" office:value-type="float" office:value="1.074" calcext:value-type="float">
            <text:p>1,074</text:p>
          </table:table-cell>
          <table:table-cell table:style-name="ce2" office:value-type="percentage" office:value="0.1" calcext:value-type="percentage">
            <text:p>10,00%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rtMorisPrattWindow</text:p>
          </table:table-cell>
          <table:table-cell table:number-columns-repeated="2" office:value-type="float" office:value="1.035" calcext:value-type="float">
            <text:p>1,035</text:p>
          </table:table-cell>
          <table:table-cell table:style-name="ce2" office:value-type="percentage" office:value="0.04" calcext:value-type="percentage">
            <text:p>4,00%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yerMooreFunction</text:p>
          </table:table-cell>
          <table:table-cell table:number-columns-repeated="2"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yerMooreMain</text:p>
          </table:table-cell>
          <table:table-cell table:number-columns-repeated="2" office:value-type="float" office:value="1.419" calcext:value-type="float">
            <text:p>1,419</text:p>
          </table:table-cell>
          <table:table-cell table:style-name="ce2" office:value-type="percentage" office:value="0.03" calcext:value-type="percentage">
            <text:p>3,00%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yerMooreWindow</text:p>
          </table:table-cell>
          <table:table-cell table:number-columns-repeated="2" office:value-type="float" office:value="1.189" calcext:value-type="float">
            <text:p>1,189</text:p>
          </table:table-cell>
          <table:table-cell table:style-name="ce2" office:value-type="percentage" office:value="0.01" calcext:value-type="percentage">
            <text:p>1,00%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yerMooreFunction</text:p>
          </table:table-cell>
          <table:table-cell table:number-columns-repeated="2" office:value-type="float" office:value="1.147" calcext:value-type="float">
            <text:p>1,14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39"/>
        </table:table-row>
      </table:table>
      <table:table table:name="Arkusz2" table:style-name="ta1"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.00.0000</text:date>, <text:time style:data-style-name="N2" text:time-value="19:19:13.1096196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3:15:05.178068005</meta:creation-date>
    <dc:date>2025-02-04T19:49:57.919840129</dc:date>
    <meta:editing-duration>PT9H57M8S</meta:editing-duration>
    <meta:editing-cycles>52</meta:editing-cycles>
    <meta:generator>LibreOffice/24.8.4.2$Linux_X86_64 LibreOffice_project/480$Build-2</meta:generator>
    <meta:document-statistic meta:table-count="2" meta:cell-count="513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.5" chart:max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3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3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3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15pt" style:letter-kerning="false" style:font-size-asian="9pt" style:font-size-complex="9pt"/>
    </style:style>
  </office:automatic-styles>
  <office:body>
    <office:chart>
      <chart:chart svg:width="21.735cm" svg:height="12.823cm" xlink:href=".." xlink:type="simple" chart:class="chart:bar" chart:style-name="ch1">
        <chart:legend chart:legend-position="end" svg:x="17.361cm" svg:y="5.326cm" style:legend-expansion="high" chart:style-name="ch2"/>
        <chart:plot-area chart:style-name="ch3" table:cell-range-address="Sheet1.M33:Sheet1.P36" chart:data-source-has-labels="both" svg:x="2.618cm" svg:y="0.254cm" svg:width="14.505cm" svg:height="10.986cm">
          <chart:coordinate-region svg:x="3.73cm" svg:y="0.453cm" svg:width="13.393cm" svg:height="10.14cm"/>
          <chart:axis chart:dimension="x" chart:name="primary-x" chart:style-name="ch4" chartooo:axis-type="auto">
            <chartooo:date-scale/>
            <chart:title svg:x="6.407cm" svg:y="11.496cm" chart:style-name="ch5">
              <text:p><text:span text:style-name="T1">Liczba liter szukanego słowa</text:span></text:p>
            </chart:title>
            <chart:categories table:cell-range-address="Sheet1.M34:Sheet1.M36"/>
          </chart:axis>
          <chart:axis chart:dimension="y" chart:name="primary-y" chart:style-name="ch6">
            <chart:title svg:x="1.284cm" svg:y="8.827cm" chart:style-name="ch7">
              <text:p><text:span text:style-name="T1">Czas na przeszukanie (s)</text:span></text:p>
            </chart:title>
            <chart:grid chart:style-name="ch8" chart:class="major"/>
          </chart:axis>
          <chart:series chart:style-name="ch9" chart:values-cell-range-address="Sheet1.N34:Sheet1.N36" chart:label-cell-address="Sheet1.N33:Sheet1.N33" chart:class="chart:bar">
            <chart:data-point chart:repeated="3"/>
          </chart:series>
          <chart:series chart:style-name="ch10" chart:values-cell-range-address="Sheet1.O34:Sheet1.O36" chart:label-cell-address="Sheet1.O33:Sheet1.O33" chart:class="chart:bar">
            <chart:data-point chart:repeated="3"/>
          </chart:series>
          <chart:series chart:style-name="ch11" chart:values-cell-range-address="Sheet1.P34:Sheet1.P36" chart:label-cell-address="Sheet1.P33:Sheet1.P33" chart:class="chart:bar">
            <chart:data-point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isPratt</text:p>
                <draw:g>
                  <svg:desc>Sheet1.N33:Sheet1.N33</svg:desc>
                </draw:g>
              </table:table-cell>
              <table:table-cell office:value-type="string">
                <text:p>KurtMorisPratt</text:p>
                <draw:g>
                  <svg:desc>Sheet1.O33:Sheet1.O33</svg:desc>
                </draw:g>
              </table:table-cell>
              <table:table-cell office:value-type="string">
                <text:p>BoyerMoore</text:p>
                <draw:g>
                  <svg:desc>Sheet1.P33:Sheet1.P3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M34:Sheet1.M36</svg:desc>
                </draw:g>
              </table:table-cell>
              <table:table-cell office:value-type="float" office:value="1.040320727">
                <text:p>1.040320727</text:p>
                <draw:g>
                  <svg:desc>Sheet1.N34:Sheet1.N36</svg:desc>
                </draw:g>
              </table:table-cell>
              <table:table-cell office:value-type="float" office:value="1.0462150545">
                <text:p>1.0462150545</text:p>
                <draw:g>
                  <svg:desc>Sheet1.O34:Sheet1.O36</svg:desc>
                </draw:g>
              </table:table-cell>
              <table:table-cell office:value-type="float" office:value="0.663481788">
                <text:p>0.663481788</text:p>
                <draw:g>
                  <svg:desc>Sheet1.P34:Sheet1.P36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8649507">
                <text:p>0.948649507</text:p>
              </table:table-cell>
              <table:table-cell office:value-type="float" office:value="0.9554378345">
                <text:p>0.9554378345</text:p>
              </table:table-cell>
              <table:table-cell office:value-type="float" office:value="0.6132229035">
                <text:p>0.61322290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30144309">
                <text:p>1.030144309</text:p>
              </table:table-cell>
              <table:table-cell office:value-type="float" office:value="1.04182058">
                <text:p>1.04182058</text:p>
              </table:table-cell>
              <table:table-cell office:value-type="float" office:value="0.6107863935">
                <text:p>0.6107863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error-category="cell-range" chart:error-upper-range="Sheet1.C18:Sheet1.C26" chart:error-lower-range="Sheet1.C18:Sheet1.C26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18:Sheet1.C26" chart:error-lower-range="Sheet1.C18:Sheet1.C26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18:Sheet1.C26" chart:error-lower-range="Sheet1.C18:Sheet1.C2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73cm" svg:height="11.118cm" xlink:href=".." xlink:type="simple" chart:class="chart:bar" chart:style-name="ch1">
        <chart:title svg:x="3.244cm" svg:y="0.358cm" chart:style-name="ch2">
          <text:p><text:span text:style-name="T1">Różnica prędkość dla algorytmów w zależności od długości słowa</text:span></text:p>
        </chart:title>
        <chart:legend chart:legend-position="end" svg:x="18.134cm" svg:y="5.26cm" style:legend-expansion="high" chart:style-name="ch3"/>
        <chart:plot-area chart:style-name="ch4" table:cell-range-address="Sheet1.A17:Sheet1.B26" chart:data-source-has-labels="both" svg:x="1.403cm" svg:y="0.616cm" svg:width="16.164cm" svg:height="8.555cm">
          <chart:coordinate-region svg:x="2.763cm" svg:y="0.815cm" svg:width="14.804cm" svg:height="5.338cm"/>
          <chart:axis chart:dimension="x" chart:name="primary-x" chart:style-name="ch5" chartooo:axis-type="auto">
            <chartooo:date-scale/>
            <chart:title svg:x="8.042cm" svg:y="9.393cm" chart:style-name="ch2">
              <text:p><text:span text:style-name="T2">Algos on substrings</text:span></text:p>
            </chart:title>
            <chart:categories table:cell-range-address="Sheet1.A18:Sheet1.A26"/>
          </chart:axis>
          <chart:axis chart:dimension="y" chart:name="primary-y" chart:style-name="ch6">
            <chart:title svg:x="0.449cm" svg:y="5.418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18:Sheet1.B26" chart:label-cell-address="Sheet1.B17:Sheet1.B17" chart:class="chart:bar">
            <chart:error-indicator chart:style-name="ch10" chart:dimension="y"/>
            <chart:data-point chart:style-name="ch11"/>
            <chart:data-point chart:repeated="2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/op</text:p>
                <draw:g>
                  <svg:desc>Sheet1.B17:Sheet1.B17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18:Sheet1.A26</svg:desc>
                </draw:g>
              </table:table-cell>
              <table:table-cell office:value-type="float" office:value="1.074">
                <text:p>1.074</text:p>
                <draw:g>
                  <svg:desc>Sheet1.B18:Sheet1.B26</svg:desc>
                </draw:g>
              </table:table-cell>
              <table:table-cell office:value-type="float" office:value="0.06">
                <text:p>0.06</text:p>
                <draw:g>
                  <svg:desc>Sheet1.C18:Sheet1.C26</svg:desc>
                </draw:g>
              </table:table-cell>
              <table:table-cell office:value-type="float" office:value="0.06">
                <text:p>0.06</text:p>
                <draw:g>
                  <svg:desc>Sheet1.C18:Sheet1.C26</svg:desc>
                </draw:g>
              </table:table-cell>
            </table:table-row>
            <table:table-row>
              <table:table-cell office:value-type="string">
                <text:p>MorisPrattMain</text:p>
              </table:table-cell>
              <table:table-cell office:value-type="float" office:value="1.054">
                <text:p>1.05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risPrattWindow</text:p>
              </table:table-cell>
              <table:table-cell office:value-type="float" office:value="1.029">
                <text:p>1.02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74">
                <text:p>1.07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urtMorisPrattMain</text:p>
              </table:table-cell>
              <table:table-cell office:value-type="float" office:value="1.083">
                <text:p>1.08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urtMorisPrattWindow</text:p>
              </table:table-cell>
              <table:table-cell office:value-type="float" office:value="1.035">
                <text:p>1.03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1.147">
                <text:p>1.1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Main</text:p>
              </table:table-cell>
              <table:table-cell office:value-type="float" office:value="1.419">
                <text:p>1.41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Window</text:p>
              </table:table-cell>
              <table:table-cell office:value-type="float" office:value="1.189">
                <text:p>1.18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31:Sheet1.C39" chart:error-lower-range="Sheet1.C31:Sheet1.C39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5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31:Sheet1.C39" chart:error-lower-range="Sheet1.C31:Sheet1.C39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1:Sheet1.C39" chart:error-lower-range="Sheet1.C31:Sheet1.C39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854cm" svg:height="11.19cm" xlink:href=".." xlink:type="simple" chart:class="chart:bar" chart:style-name="ch1">
        <chart:title svg:x="5.281cm" svg:y="0.359cm" chart:style-name="ch2">
          <text:p><text:span text:style-name="T1">Speed Between Algos preproc change for BM</text:span></text:p>
        </chart:title>
        <chart:legend chart:legend-position="end" svg:x="18.086cm" svg:y="5.296cm" style:legend-expansion="high" chart:style-name="ch3"/>
        <chart:plot-area chart:style-name="ch4" table:cell-range-address="Sheet1.A30:Sheet1.B39" chart:data-source-has-labels="both" svg:x="1.408cm" svg:y="1.361cm" svg:width="16.281cm" svg:height="8.625cm">
          <chart:coordinate-region svg:x="2.759cm" svg:y="1.56cm" svg:width="14.93cm" svg:height="5.409cm"/>
          <chart:axis chart:dimension="x" chart:name="primary-x" chart:style-name="ch5" chartooo:axis-type="auto">
            <chartooo:date-scale/>
            <chart:title svg:x="8.105cm" svg:y="10.209cm" chart:style-name="ch2">
              <text:p><text:span text:style-name="T2">Algos on substrings</text:span></text:p>
            </chart:title>
            <chart:categories table:cell-range-address="Sheet1.A31:Sheet1.A39"/>
          </chart:axis>
          <chart:axis chart:dimension="y" chart:name="primary-y" chart:style-name="ch6">
            <chart:title svg:x="0.451cm" svg:y="6.198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31:Sheet1.B39" chart:label-cell-address="Sheet1.B30:Sheet1.B30" chart:class="chart:bar">
            <chart:error-indicator chart:style-name="ch10" chart:dimension="y"/>
            <chart:data-point chart:repeated="3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30:Sheet1.B30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31:Sheet1.A39</svg:desc>
                </draw:g>
              </table:table-cell>
              <table:table-cell office:value-type="float" office:value="1.030144309">
                <text:p>1.030144309</text:p>
                <draw:g>
                  <svg:desc>Sheet1.B31:Sheet1.B39</svg:desc>
                </draw:g>
              </table:table-cell>
              <table:table-cell office:value-type="float" office:value="0.01">
                <text:p>0.01</text:p>
                <draw:g>
                  <svg:desc>Sheet1.C31:Sheet1.C39</svg:desc>
                </draw:g>
              </table:table-cell>
              <table:table-cell office:value-type="float" office:value="0.01">
                <text:p>0.01</text:p>
                <draw:g>
                  <svg:desc>Sheet1.C31:Sheet1.C39</svg:desc>
                </draw:g>
              </table:table-cell>
            </table:table-row>
            <table:table-row>
              <table:table-cell office:value-type="string">
                <text:p>MorisPrattMain</text:p>
              </table:table-cell>
              <table:table-cell office:value-type="float" office:value="1.04182058">
                <text:p>1.0418205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MorisPrattWindow</text:p>
              </table:table-cell>
              <table:table-cell office:value-type="float" office:value="0.6107863935">
                <text:p>0.610786393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40320727">
                <text:p>1.04032072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Main</text:p>
              </table:table-cell>
              <table:table-cell office:value-type="float" office:value="1.0462150545">
                <text:p>1.046215054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Window</text:p>
              </table:table-cell>
              <table:table-cell office:value-type="float" office:value="0.663481788">
                <text:p>0.66348178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0.948649507">
                <text:p>0.948649507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Main</text:p>
              </table:table-cell>
              <table:table-cell office:value-type="float" office:value="0.9554378345">
                <text:p>0.955437834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BoyerMooreWindow</text:p>
              </table:table-cell>
              <table:table-cell office:value-type="float" office:value="0.6132229035">
                <text:p>0.61322290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heet1.C46:Sheet1.C54" chart:error-lower-range="Sheet1.C46:Sheet1.C54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46:Sheet1.C54" chart:error-lower-range="Sheet1.C46:Sheet1.C5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46:Sheet1.C54" chart:error-lower-range="Sheet1.C46:Sheet1.C5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969cm" svg:height="11.254cm" xlink:href=".." xlink:type="simple" chart:class="chart:bar" chart:style-name="ch1">
        <chart:title svg:x="3.75cm" svg:y="0.361cm" chart:style-name="ch2">
          <text:p><text:span text:style-name="T1">Speed Between Algos after static preproc and static file buffer</text:span></text:p>
        </chart:title>
        <chart:legend chart:legend-position="end" svg:x="18.201cm" svg:y="5.328cm" style:legend-expansion="high" chart:style-name="ch3"/>
        <chart:plot-area chart:style-name="ch4" table:cell-range-address="Sheet1.A45:Sheet1.B54" chart:data-source-has-labels="both" svg:x="1.41cm" svg:y="1.365cm" svg:width="16.392cm" svg:height="8.683cm">
          <chart:coordinate-region svg:x="2.755cm" svg:y="1.564cm" svg:width="15.047cm" svg:height="4.954cm"/>
          <chart:axis chart:dimension="x" chart:name="primary-x" chart:style-name="ch5" chartooo:axis-type="auto">
            <chartooo:date-scale/>
            <chart:title svg:x="8.163cm" svg:y="10.273cm" chart:style-name="ch2">
              <text:p><text:span text:style-name="T2">Algos on substrings</text:span></text:p>
            </chart:title>
            <chart:categories table:cell-range-address="Sheet1.A46:Sheet1.A54"/>
          </chart:axis>
          <chart:axis chart:dimension="y" chart:name="primary-y" chart:style-name="ch6">
            <chart:title svg:x="0.451cm" svg:y="6.231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B46:Sheet1.B54" chart:label-cell-address="Sheet1.B45:Sheet1.B45" chart:class="chart:bar">
            <chart:error-indicator chart:style-name="ch10" chart:dimension="y"/>
            <chart:data-point chart:repeated="3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B45:Sheet1.B45</svg:desc>
                </draw:g>
              </table:table-cell>
              <table:table-cell office:value-type="string">
                <text:p>Kolumna C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A46:Sheet1.A54</svg:desc>
                </draw:g>
              </table:table-cell>
              <table:table-cell office:value-type="float" office:value="0.931020727">
                <text:p>0.931020727</text:p>
                <draw:g>
                  <svg:desc>Sheet1.B46:Sheet1.B54</svg:desc>
                </draw:g>
              </table:table-cell>
              <table:table-cell office:value-type="float" office:value="0.1">
                <text:p>0.1</text:p>
                <draw:g>
                  <svg:desc>Sheet1.C46:Sheet1.C54</svg:desc>
                </draw:g>
              </table:table-cell>
              <table:table-cell office:value-type="float" office:value="0.1">
                <text:p>0.1</text:p>
                <draw:g>
                  <svg:desc>Sheet1.C46:Sheet1.C54</svg:desc>
                </draw:g>
              </table:table-cell>
            </table:table-row>
            <table:table-row>
              <table:table-cell office:value-type="string">
                <text:p>MorisPrattMainWord</text:p>
              </table:table-cell>
              <table:table-cell office:value-type="float" office:value="0.926771223">
                <text:p>0.926771223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MorisPrattWindowWord</text:p>
              </table:table-cell>
              <table:table-cell office:value-type="float" office:value="0.536967501">
                <text:p>0.536967501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0.919520242">
                <text:p>0.919520242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KurtMorisPrattMainWord</text:p>
              </table:table-cell>
              <table:table-cell office:value-type="float" office:value="0.921641442">
                <text:p>0.92164144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KurtMorisPrattWindowWord</text:p>
              </table:table-cell>
              <table:table-cell office:value-type="float" office:value="0.5851282445">
                <text:p>0.585128244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0.8930176485">
                <text:p>0.893017648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BoyerMooreMainWord</text:p>
              </table:table-cell>
              <table:table-cell office:value-type="float" office:value="0.879356282">
                <text:p>0.87935628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BoyerMooreWindowWord</text:p>
              </table:table-cell>
              <table:table-cell office:value-type="float" office:value="0.5223911285">
                <text:p>0.5223911285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.8" chart:maximum="1.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2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3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5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5pt" style:letter-kerning="false" style:font-size-asian="9pt" style:font-size-complex="9pt"/>
    </style:style>
  </office:automatic-styles>
  <office:body>
    <office:chart>
      <chart:chart svg:width="21.73cm" svg:height="12.831cm" xlink:href=".." xlink:type="simple" chart:class="chart:bar" chart:style-name="ch1">
        <chart:legend chart:legend-position="end" svg:x="17.224cm" svg:y="4.56cm" style:legend-expansion="custom" svg:width="4.296cm" svg:height="2.652cm" style:legend-expansion-aspect-ratio="1.61990950226244" chart:style-name="ch2"/>
        <chart:plot-area chart:style-name="ch3" table:cell-range-address="Sheet1.M21:Sheet1.P24" chart:data-source-has-labels="both" svg:x="2.813cm" svg:y="0.901cm" svg:width="13.856cm" svg:height="10.383cm">
          <chart:coordinate-region svg:x="3.542cm" svg:y="0.901cm" svg:width="13.127cm" svg:height="9.737cm"/>
          <chart:axis chart:dimension="x" chart:name="primary-x" chart:style-name="ch4" chartooo:axis-type="auto">
            <chartooo:date-scale/>
            <chart:title svg:x="6.278cm" svg:y="11.54cm" chart:style-name="ch5">
              <text:p><text:span text:style-name="T1">Liczba liter szukanego słowa</text:span></text:p>
            </chart:title>
            <chart:categories table:cell-range-address="Sheet1.M22:Sheet1.M24"/>
          </chart:axis>
          <chart:axis chart:dimension="y" chart:name="primary-y" chart:style-name="ch6">
            <chart:title svg:x="1.479cm" svg:y="9.172cm" chart:style-name="ch7">
              <text:p><text:span text:style-name="T1">Czas na przeszukanie (s)</text:span></text:p>
            </chart:title>
            <chart:grid chart:style-name="ch8" chart:class="major"/>
          </chart:axis>
          <chart:series chart:style-name="ch9" chart:values-cell-range-address="Sheet1.N22:Sheet1.N24" chart:label-cell-address="Sheet1.N21:Sheet1.N21" chart:class="chart:bar">
            <chart:data-point chart:repeated="3"/>
          </chart:series>
          <chart:series chart:style-name="ch10" chart:values-cell-range-address="Sheet1.O22:Sheet1.O24" chart:label-cell-address="Sheet1.O21:Sheet1.O21" chart:class="chart:bar">
            <chart:data-point chart:repeated="3"/>
          </chart:series>
          <chart:series chart:style-name="ch11" chart:values-cell-range-address="Sheet1.P22:Sheet1.P24" chart:label-cell-address="Sheet1.P21:Sheet1.P2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isPratt</text:p>
                <draw:g>
                  <svg:desc>Sheet1.N21:Sheet1.N21</svg:desc>
                </draw:g>
              </table:table-cell>
              <table:table-cell office:value-type="string">
                <text:p>KurtMorisPratt</text:p>
                <draw:g>
                  <svg:desc>Sheet1.O21:Sheet1.O21</svg:desc>
                </draw:g>
              </table:table-cell>
              <table:table-cell office:value-type="string">
                <text:p>BoyerMoore</text:p>
                <draw:g>
                  <svg:desc>Sheet1.P21:Sheet1.P2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M22:Sheet1.M24</svg:desc>
                </draw:g>
              </table:table-cell>
              <table:table-cell office:value-type="float" office:value="1.054">
                <text:p>1.054</text:p>
                <draw:g>
                  <svg:desc>Sheet1.N22:Sheet1.N24</svg:desc>
                </draw:g>
              </table:table-cell>
              <table:table-cell office:value-type="float" office:value="1.083">
                <text:p>1.083</text:p>
                <draw:g>
                  <svg:desc>Sheet1.O22:Sheet1.O24</svg:desc>
                </draw:g>
              </table:table-cell>
              <table:table-cell office:value-type="float" office:value="1.419">
                <text:p>1.419</text:p>
                <draw:g>
                  <svg:desc>Sheet1.P22:Sheet1.P2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9">
                <text:p>1.029</text:p>
              </table:table-cell>
              <table:table-cell office:value-type="float" office:value="1.035">
                <text:p>1.035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4">
                <text:p>1.074</text:p>
              </table:table-cell>
              <table:table-cell office:value-type="float" office:value="1.074">
                <text:p>1.074</text:p>
              </table:table-cell>
              <table:table-cell office:value-type="float" office:value="1.147">
                <text:p>1.1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error-category="cell-range" chart:error-upper-range="Sheet1.D99:Sheet1.D107" chart:error-lower-range="Sheet1.D99:Sheet1.D107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D99:Sheet1.D107" chart:error-lower-range="Sheet1.D99:Sheet1.D107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D99:Sheet1.D107" chart:error-lower-range="Sheet1.D99:Sheet1.D107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3.049cm" svg:height="12.988cm" xlink:href=".." xlink:type="simple" chart:class="chart:bar" chart:style-name="ch1">
        <chart:title svg:x="5.44cm" svg:y="0.395cm" chart:style-name="ch2">
          <text:p><text:span text:style-name="T1">Speed Between Algos on first attempt after removed outliers</text:span></text:p>
        </chart:title>
        <chart:legend chart:legend-position="end" svg:x="21.281cm" svg:y="6.195cm" style:legend-expansion="high" chart:style-name="ch3"/>
        <chart:plot-area chart:style-name="ch4" table:cell-range-address="Sheet1.B98:Sheet1.C107" chart:data-source-has-labels="both" svg:x="1.977cm" svg:y="1.495cm" svg:width="18.515cm" svg:height="9.451cm">
          <chart:coordinate-region svg:x="3.199cm" svg:y="1.694cm" svg:width="17.293cm" svg:height="6.234cm"/>
          <chart:axis chart:dimension="x" chart:name="primary-x" chart:style-name="ch5" chartooo:axis-type="auto">
            <chartooo:date-scale/>
            <chart:title svg:x="9.791cm" svg:y="11.205cm" chart:style-name="ch2">
              <text:p><text:span text:style-name="T2">Algos on substrings</text:span></text:p>
            </chart:title>
            <chart:categories table:cell-range-address="Sheet1.B99:Sheet1.B107"/>
          </chart:axis>
          <chart:axis chart:dimension="y" chart:name="primary-y" chart:style-name="ch6">
            <chart:title svg:x="0.957cm" svg:y="6.745cm" chart:style-name="ch7">
              <text:p><text:span text:style-name="T2">sec/op</text:span></text:p>
            </chart:title>
            <chart:grid chart:style-name="ch8" chart:class="major"/>
          </chart:axis>
          <chart:series chart:style-name="ch9" chart:values-cell-range-address="Sheet1.C99:Sheet1.C107" chart:label-cell-address="Sheet1.C98:Sheet1.C98" chart:class="chart:bar">
            <chart:error-indicator chart:style-name="ch10" chart:dimension="y"/>
            <chart:data-point chart:style-name="ch11"/>
            <chart:data-point chart:repeated="2"/>
            <chart:data-point chart:style-name="ch11" chart:repeated="3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Sheet1.C98:Sheet1.C98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MorisPrattFunction</text:p>
                <draw:g>
                  <svg:desc>Sheet1.B99:Sheet1.B107</svg:desc>
                </draw:g>
              </table:table-cell>
              <table:table-cell office:value-type="float" office:value="1.074">
                <text:p>1.074</text:p>
                <draw:g>
                  <svg:desc>Sheet1.C99:Sheet1.C107</svg:desc>
                </draw:g>
              </table:table-cell>
              <table:table-cell office:value-type="float" office:value="0.06">
                <text:p>0.06</text:p>
                <draw:g>
                  <svg:desc>Sheet1.D99:Sheet1.D107</svg:desc>
                </draw:g>
              </table:table-cell>
              <table:table-cell office:value-type="float" office:value="0.06">
                <text:p>0.06</text:p>
                <draw:g>
                  <svg:desc>Sheet1.D99:Sheet1.D107</svg:desc>
                </draw:g>
              </table:table-cell>
            </table:table-row>
            <table:table-row>
              <table:table-cell office:value-type="string">
                <text:p>MorisPrattMain</text:p>
              </table:table-cell>
              <table:table-cell office:value-type="float" office:value="1.054">
                <text:p>1.05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risPrattWindow</text:p>
              </table:table-cell>
              <table:table-cell office:value-type="float" office:value="1.029">
                <text:p>1.02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KurtMorisPrattFunction</text:p>
              </table:table-cell>
              <table:table-cell office:value-type="float" office:value="1.069">
                <text:p>1.069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KurtMorisPrattMain</text:p>
              </table:table-cell>
              <table:table-cell office:value-type="float" office:value="1.064">
                <text:p>1.06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KurtMorisPrattWindow</text:p>
              </table:table-cell>
              <table:table-cell office:value-type="float" office:value="1.035">
                <text:p>1.03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BoyerMooreFunction</text:p>
              </table:table-cell>
              <table:table-cell office:value-type="float" office:value="1.147">
                <text:p>1.14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oyerMooreMain</text:p>
              </table:table-cell>
              <table:table-cell office:value-type="float" office:value="1.419">
                <text:p>1.41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oyerMooreWindow</text:p>
              </table:table-cell>
              <table:table-cell office:value-type="float" office:value="1.189">
                <text:p>1.18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.4" chart:maximum="1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3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3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3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5pt" style:letter-kerning="false" style:font-size-asian="9pt" style:font-size-complex="9pt"/>
    </style:style>
  </office:automatic-styles>
  <office:body>
    <office:chart>
      <chart:chart svg:width="21.56cm" svg:height="12.719cm" xlink:href=".." xlink:type="simple" chart:class="chart:bar" chart:style-name="ch1">
        <chart:legend chart:legend-position="end" svg:x="17.186cm" svg:y="5.274cm" style:legend-expansion="high" chart:style-name="ch2"/>
        <chart:plot-area chart:style-name="ch3" table:cell-range-address="Sheet1.M71:Sheet1.P74" chart:data-source-has-labels="both" svg:x="2.594cm" svg:y="0.252cm" svg:width="14.403cm" svg:height="11.229cm">
          <chart:coordinate-region svg:x="3.706cm" svg:y="0.452cm" svg:width="13.291cm" svg:height="10.382cm"/>
          <chart:axis chart:dimension="x" chart:name="primary-x" chart:style-name="ch4" chartooo:axis-type="auto">
            <chartooo:date-scale/>
            <chart:title svg:x="6.332cm" svg:y="11.735cm" chart:style-name="ch5">
              <text:p><text:span text:style-name="T1">Liczba liter szukanego słowa</text:span></text:p>
            </chart:title>
            <chart:categories table:cell-range-address="Sheet1.M72:Sheet1.M74"/>
          </chart:axis>
          <chart:axis chart:dimension="y" chart:name="primary-y" chart:style-name="ch6">
            <chart:title svg:x="1.263cm" svg:y="8.946cm" chart:style-name="ch7">
              <text:p><text:span text:style-name="T1">Czas na przeszukanie (s)</text:span></text:p>
            </chart:title>
            <chart:grid chart:style-name="ch8" chart:class="major"/>
          </chart:axis>
          <chart:series chart:style-name="ch9" chart:values-cell-range-address="Sheet1.N72:Sheet1.N74" chart:label-cell-address="Sheet1.N71:Sheet1.N71" chart:class="chart:bar">
            <chart:data-point chart:repeated="3"/>
          </chart:series>
          <chart:series chart:style-name="ch10" chart:values-cell-range-address="Sheet1.O72:Sheet1.O74" chart:label-cell-address="Sheet1.O71:Sheet1.O71" chart:class="chart:bar">
            <chart:data-point chart:repeated="3"/>
          </chart:series>
          <chart:series chart:style-name="ch11" chart:values-cell-range-address="Sheet1.P72:Sheet1.P74" chart:label-cell-address="Sheet1.P71:Sheet1.P7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isPratt</text:p>
                <draw:g>
                  <svg:desc>Sheet1.N71:Sheet1.N71</svg:desc>
                </draw:g>
              </table:table-cell>
              <table:table-cell office:value-type="string">
                <text:p>KurtMorisPratt</text:p>
                <draw:g>
                  <svg:desc>Sheet1.O71:Sheet1.O71</svg:desc>
                </draw:g>
              </table:table-cell>
              <table:table-cell office:value-type="string">
                <text:p>BoyerMoore</text:p>
                <draw:g>
                  <svg:desc>Sheet1.P71:Sheet1.P7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M72:Sheet1.M74</svg:desc>
                </draw:g>
              </table:table-cell>
              <table:table-cell office:value-type="float" office:value="0.919520242">
                <text:p>0.919520242</text:p>
                <draw:g>
                  <svg:desc>Sheet1.N72:Sheet1.N74</svg:desc>
                </draw:g>
              </table:table-cell>
              <table:table-cell office:value-type="float" office:value="0.921641442">
                <text:p>0.921641442</text:p>
                <draw:g>
                  <svg:desc>Sheet1.O72:Sheet1.O74</svg:desc>
                </draw:g>
              </table:table-cell>
              <table:table-cell office:value-type="float" office:value="0.5851282445">
                <text:p>0.5851282445</text:p>
                <draw:g>
                  <svg:desc>Sheet1.P72:Sheet1.P7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930176485">
                <text:p>0.8930176485</text:p>
              </table:table-cell>
              <table:table-cell office:value-type="float" office:value="0.879356282">
                <text:p>0.879356282</text:p>
              </table:table-cell>
              <table:table-cell office:value-type="float" office:value="0.5223911285">
                <text:p>0.52239112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1020727">
                <text:p>0.931020727</text:p>
              </table:table-cell>
              <table:table-cell office:value-type="float" office:value="0.926771223">
                <text:p>0.926771223</text:p>
              </table:table-cell>
              <table:table-cell office:value-type="float" office:value="0.536967501">
                <text:p>0.5369675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